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1" svg:font-family="'Times New Roman', serif"/>
    <style:font-face style:name="Calibri" svg:font-family="Calibri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Times New Roman" fo:font-size="14pt" style:font-size-asian="14pt" style:font-name-complex="Times New Roman2" style:font-size-complex="14pt"/>
    </style:style>
    <style:style style:name="P3" style:family="paragraph" style:parent-style-name="Standard">
      <style:text-properties style:font-name="Times New Roman" fo:font-size="14pt" style:text-underline-style="solid" style:text-underline-width="auto" style:text-underline-color="font-color" style:font-size-asian="14pt" style:font-name-complex="Times New Roman2" style:font-size-complex="14pt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5" style:family="paragraph" style:parent-style-name="Standard">
      <style:paragraph-properties fo:padding="0.074cm" fo:border-left="none" fo:border-right="none" fo:border-top="none" fo:border-bottom="0.99pt solid #000000" style:join-border="false"/>
      <style:text-properties style:font-name="Times New Roman" fo:font-size="14pt" fo:language="ru" fo:country="RU" style:text-underline-style="none" officeooo:rsid="0008c0b8" officeooo:paragraph-rsid="00067ecb" style:font-size-asian="14pt" style:font-name-complex="Times New Roman2" style:font-size-complex="14pt"/>
    </style:style>
    <style:style style:name="P6" style:family="paragraph" style:parent-style-name="Standard">
      <style:paragraph-properties fo:line-height="125%" fo:text-align="justify" style:justify-single-word="false"/>
      <style:text-properties officeooo:paragraph-rsid="000d5a34"/>
    </style:style>
    <style:style style:name="P7" style:family="paragraph" style:parent-style-name="Standard">
      <style:text-properties officeooo:paragraph-rsid="000948bf"/>
    </style:style>
    <style:style style:name="P8" style:family="paragraph" style:parent-style-name="Standard">
      <style:text-properties officeooo:rsid="000d5a34" officeooo:paragraph-rsid="000d5a34"/>
    </style:style>
    <style:style style:name="T1" style:family="text">
      <style:text-properties style:font-name="Times New Roman" fo:font-size="14pt" fo:font-weight="bold" officeooo:rsid="000ab9d7" style:font-size-asian="14pt" style:font-weight-asian="bold" style:font-name-complex="Times New Roman2" style:font-size-complex="14pt"/>
    </style:style>
    <style:style style:name="T2" style:family="text">
      <style:text-properties style:font-name="Times New Roman" fo:font-size="14pt" fo:font-weight="bold" officeooo:rsid="000d5a34" style:font-size-asian="14pt" style:font-weight-asian="bold" style:font-name-complex="Times New Roman2" style:font-size-complex="14pt"/>
    </style:style>
    <style:style style:name="T3" style:family="text">
      <style:text-properties style:font-name="Times New Roman" fo:font-size="14pt" style:font-size-asian="14pt" style:font-name-complex="Times New Roman2" style:font-size-complex="14pt"/>
    </style:style>
    <style:style style:name="T4" style:family="text">
      <style:text-properties style:font-name="Times New Roman" fo:font-size="14pt" officeooo:rsid="00057334" style:font-size-asian="14pt" style:font-name-complex="Times New Roman2" style:font-size-complex="14pt"/>
    </style:style>
    <style:style style:name="T5" style:family="text">
      <style:text-properties style:font-name="Times New Roman" fo:font-size="14pt" officeooo:rsid="00067ecb" style:font-size-asian="14pt" style:font-name-complex="Times New Roman2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7" style:family="text">
      <style:text-properties style:font-name="Times New Roman" fo:font-size="14pt" style:text-underline-style="solid" style:text-underline-width="auto" style:text-underline-color="font-color" officeooo:rsid="00079ba2" style:font-size-asian="14pt" style:font-name-complex="Times New Roman2" style:font-size-complex="14pt"/>
    </style:style>
    <style:style style:name="T8" style:family="text">
      <style:text-properties fo:color="#414146" style:font-name="Times New Roman" fo:font-size="14pt" style:font-size-asian="14pt" style:language-asian="ru" style:country-asian="RU" style:font-size-complex="14pt"/>
    </style:style>
    <style:style style:name="T9" style:family="text">
      <style:text-properties fo:color="#414146" style:font-name="Times New Roman" fo:font-size="14pt" officeooo:rsid="000b997e" style:font-size-asian="14pt" style:language-asian="ru" style:country-asian="RU" style:font-size-complex="14pt"/>
    </style:style>
    <style:style style:name="T10" style:family="text">
      <style:text-properties fo:color="#414146" style:font-name="Times New Roman" fo:font-size="14pt" fo:font-weight="bold" style:font-size-asian="14pt" style:language-asian="ru" style:country-asian="RU" style:font-weight-asian="bold" style:font-size-complex="14pt" style:font-weight-complex="bold"/>
    </style:style>
    <style:style style:name="T11" style:family="text">
      <style:text-properties fo:color="#414146" style:font-name="Times New Roman" fo:font-size="14pt" fo:font-weight="bold" style:font-size-asian="14pt" style:language-asian="ru" style:country-asian="RU" style:font-weight-asian="bold" style:font-name-complex="Times New Roman2" style:font-size-complex="14pt"/>
    </style:style>
    <style:style style:name="T12" style:family="text">
      <style:text-properties officeooo:rsid="000948bf"/>
    </style:style>
    <style:style style:name="T13" style:family="text">
      <style:text-properties fo:font-variant="normal" fo:text-transform="none" fo:color="#414146" style:font-name="Times New Roman1" fo:font-size="13.5pt" fo:letter-spacing="normal" fo:font-style="normal" fo:font-weight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ЗАЯВКА</text:p>
      <text:p text:style-name="P1"><text:span text:style-name="T3">На участие </text:span><text:span text:style-name="T8">в международной молодежной научной школе </text:span><text:span text:style-name="T10"> </text:span><text:span text:style-name="T11">«Актуальные направления математического анализа и смежные вопросы»</text:span><text:span text:style-name="T3"> </text:span><text:span text:style-name="T8">1</text:span><text:span text:style-name="T9">2</text:span><text:span text:style-name="T8">-1</text:span><text:span text:style-name="T9">4</text:span><text:span text:style-name="T8"> ноября 201</text:span><text:span text:style-name="T9">8</text:span><text:span text:style-name="T8"> года</text:span><text:span text:style-name="T3">, г. Воронеж (РФ)</text:span></text:p>
      <text:p text:style-name="Standard"><text:span text:style-name="T3">Фамилия <text:s text:c="3"/></text:span><text:span text:style-name="T4">Авдеев</text:span></text:p>
      <text:p text:style-name="Standard"><text:span text:style-name="T3">Имя <text:s text:c="13"/></text:span><text:bookmark text:name="_GoBack"/><text:span text:style-name="T4">Николай</text:span></text:p>
      <text:p text:style-name="Standard"><text:span text:style-name="T3">Отчество <text:s text:c="5"/></text:span><text:span text:style-name="T4">Николаевич</text:span></text:p>
      <text:p text:style-name="Standard"><text:span text:style-name="T3">Место работы <text:s/></text:span><text:span text:style-name="T4">ФГБОУ ВО "ВГУ"</text:span></text:p>
      <text:p text:style-name="P2">Раб. адрес </text:p>
      <text:p text:style-name="Standard"><text:span text:style-name="T3">Должность <text:s text:c="2"/></text:span><text:span text:style-name="T4">магистрант</text:span></text:p>
      <text:p text:style-name="Standard"><text:span text:style-name="T3">Ученое звание, степень – <text:s/></text:span><text:span text:style-name="T4">нет</text:span></text:p>
      <text:p text:style-name="Standard"><text:span text:style-name="T3">Телефон, код <text:s text:c="4"/></text:span><text:span text:style-name="T4">8 951 56 00 57 9</text:span></text:p>
      <text:p text:style-name="Standard"><text:span text:style-name="T6">E</text:span><text:span text:style-name="T3">-</text:span><text:span text:style-name="T6">mail</text:span><text:span text:style-name="T3">: </text:span><text:a xlink:type="simple" xlink:href="mailto:nickkolok@mail.ru" text:style-name="Internet_20_link" text:visited-style-name="Visited_20_Internet_20_Link"><text:span text:style-name="T4">nickkolok@mail.ru</text:span></text:a><text:span text:style-name="T4">, </text:span><text:a xlink:type="simple" xlink:href="mailto:avdeev@math.vsu.ru" text:style-name="Internet_20_link" text:visited-style-name="Visited_20_Internet_20_Link"><text:span text:style-name="T4">avdeev@math.vsu.ru</text:span></text:a><text:span text:style-name="T4"> </text:span></text:p>
      <text:p text:style-name="Standard"><text:span text:style-name="T3">Домашний адрес, индекс <text:s text:c="4"/></text:span><text:span text:style-name="T5">394004, г. Воронеж, пер. Ольховый, д. 5, кв. 18</text:span></text:p>
      <text:p text:style-name="P5"/>
      <text:p text:style-name="P3"/>
      <text:p text:style-name="P6"><text:span text:style-name="T3">Название статьи <text:s/></text:span><text:span text:style-name="T1"><text:s/></text:span><text:span text:style-name="T2">On integral point sets in special position</text:span></text:p>
      <text:p text:style-name="Standard"><text:span text:style-name="T3">Участие в конференции <text:s text:c="4"/></text:span><text:span text:style-name="T7">очное</text:span></text:p>
      <text:p text:style-name="P7"><text:span text:style-name="T12">Секция: </text:span><text:span text:style-name="T13">алгебра и геометрия</text:span></text:p>
      <text:p text:style-name="P7"><text:span text:style-name="T13"/></text:p>
      <text:p text:style-name="P8"><text:span text:style-name="T13">Примечание: готов делать доклад на русском или английском языке по усмотрению оргкомитета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Times New Roman1" svg:font-family="'Times New Roman', serif"/>
    <style:font-face style:name="Calibri" svg:font-family="Calibri" style:font-family-generic="roman"/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ru" fo:country="RU" style:letter-kerning="tru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Hindi1" style:font-family-complex="'Lohit Hindi'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ya</meta:initial-creator>
    <meta:editing-cycles>17</meta:editing-cycles>
    <meta:creation-date>2015-10-12T20:01:00</meta:creation-date>
    <dc:date>2018-10-31T04:25:57.703178404</dc:date>
    <meta:editing-duration>PT47M48S</meta:editing-duration>
    <meta:generator>LibreOffice/5.1.6.2$Linux_X86_64 LibreOffice_project/10m0$Build-2</meta:generator>
    <meta:document-statistic meta:table-count="0" meta:image-count="0" meta:object-count="0" meta:page-count="1" meta:paragraph-count="16" meta:word-count="93" meta:character-count="681" meta:non-whitespace-character-count="56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